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3000000A3542C6414A635FE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3.17cm" fo:min-width="24.37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1.17cm" fo:min-width="4.0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046cm" fo:min-width="0cm" fo:padding-top="0.165cm" fo:padding-bottom="0.165cm" fo:padding-left="0.29cm" fo:padding-right="0.29cm" fo:wrap-option="wrap"/>
    </style:style>
    <style:style style:name="gr8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1.17cm" fo:min-width="4.1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17cm" fo:min-width="4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50938a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1.17cm" fo:min-width="3.4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b85c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67cm" fo:min-width="1.2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b85c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67cm" fo:min-width="3.0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ff7b59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9" style:family="paragraph">
      <style:text-properties fo:color="#50938a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50938a" fo:font-size="12pt" style:font-size-asian="18pt" style:font-size-complex="18pt"/>
    </style:style>
    <style:style style:name="P11" style:family="paragraph">
      <style:text-properties fo:color="#b85c00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color="#b85c00" fo:font-size="12pt" style:font-size-asian="18pt" style:font-size-complex="18pt"/>
    </style:style>
    <style:style style:name="T1" style:family="text">
      <style:text-properties fo:color="#3465a4" fo:font-size="12pt"/>
    </style:style>
    <style:style style:name="T2" style:family="text">
      <style:text-properties fo:color="#ffbf00" fo:font-size="12pt"/>
    </style:style>
    <style:style style:name="T3" style:family="text">
      <style:text-properties fo:color="#ff7b59" fo:font-size="12pt"/>
    </style:style>
    <style:style style:name="T4" style:family="text">
      <style:text-properties fo:color="#800080" fo:font-size="12pt"/>
    </style:style>
    <style:style style:name="T5" style:family="text">
      <style:text-properties fo:color="#00a933" fo:font-size="12pt"/>
    </style:style>
    <style:style style:name="T6" style:family="text">
      <style:text-properties fo:color="#50938a" fo:font-size="12pt" style:font-size-asian="18pt" style:font-size-complex="18pt"/>
    </style:style>
    <style:style style:name="T7" style:family="text">
      <style:text-properties fo:color="#b85c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312cm" svg:height="3.521cm" svg:x="2.688cm" svg:y="8.5cm">
          <draw:image xlink:href="Pictures/1000000000000493000000A3542C6414A635FE7B.png" xlink:type="simple" xlink:show="embed" xlink:actuate="onLoad" loext:mime-type="image/png">
            <text:p/>
          </draw:image>
        </draw:frame>
        <draw:custom-shape draw:style-name="gr2" draw:text-style-name="P2" draw:layer="layout" svg:width="24.95cm" svg:height="3.5cm" svg:x="2.8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75cm" svg:x="3.5cm" svg:y="7.5cm">
          <draw:text-box>
            <text:p><text:span text:style-name="T1">&lt;orthography&gt;</text:span></text:p>
          </draw:text-box>
        </draw:frame>
        <draw:custom-shape draw:style-name="gr4" draw:text-style-name="P2" draw:layer="layout" svg:width="4.6cm" svg:height="1.5cm" svg:x="8.15cm" svg:y="8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cm" svg:height="1.199cm" svg:x="9.25cm" svg:y="7.5cm">
          <draw:text-box>
            <text:p><text:span text:style-name="T2">&lt;orth-estrangela&gt;</text:span></text:p>
          </draw:text-box>
        </draw:frame>
        <draw:frame draw:style-name="gr5" draw:text-style-name="P5" draw:layer="layout" svg:width="5.75cm" svg:height="1.199cm" svg:x="23.25cm" svg:y="7.5cm">
          <draw:text-box>
            <text:p><text:span text:style-name="T3">&lt;dots-sublinear&gt;</text:span></text:p>
          </draw:text-box>
        </draw:frame>
        <draw:custom-shape draw:style-name="gr6" draw:text-style-name="P6" draw:layer="layout" svg:width="0.5cm" svg:height="1.75cm" svg:x="22.15cm" svg:y="8.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" draw:text-style-name="P6" draw:layer="layout" svg:width="0.5cm" svg:height="1.5cm" svg:x="4.5cm" svg:y="10.2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8" draw:text-style-name="P2" draw:layer="layout" svg:width="4.75cm" svg:height="1.5cm" draw:transform="skewX (-0.000872664625997165) rotate (-0.000872664625997355) translate (17.25cm 8.498cm)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5.75cm" svg:height="0.75cm" svg:x="17.25cm" svg:y="7.5cm">
          <draw:text-box>
            <text:p><text:span text:style-name="T4">&lt;orth-madnḥaya&gt;</text:span></text:p>
          </draw:text-box>
        </draw:frame>
        <draw:custom-shape draw:style-name="gr9" draw:text-style-name="P2" draw:layer="layout" svg:width="5cm" svg:height="1.247cm" draw:transform="skewX (-0.000872664625997165) rotate (-0.00104719755119678) translate (7.25cm 10.248cm)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.75cm" svg:height="1.199cm" svg:x="8cm" svg:y="11.75cm">
          <draw:text-box>
            <text:p><text:span text:style-name="T5">&lt;dots-supralinear&gt;</text:span></text:p>
          </draw:text-box>
        </draw:frame>
        <draw:custom-shape draw:style-name="gr10" draw:text-style-name="P2" draw:layer="layout" svg:width="4cm" svg:height="1.5cm" draw:transform="skewX (-0.000872664625997165) rotate (-0.000872664625997355) translate (13cm 8.496cm)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4cm" svg:height="0.75cm" svg:x="13cm" svg:y="7.5cm">
          <draw:text-box>
            <text:p text:style-name="P9"><text:span text:style-name="T6">&lt;orth-</text:span><text:span text:style-name="T6">serto&gt;</text:span></text:p>
          </draw:text-box>
        </draw:frame>
        <draw:custom-shape draw:style-name="gr11" draw:text-style-name="P2" draw:layer="layout" svg:width="1.85cm" svg:height="1cm" svg:x="5.15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6cm" svg:height="1cm" svg:x="12.4cm" svg:y="1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2.5cm" svg:height="1.199cm" svg:x="4.75cm" svg:y="12.75cm">
          <draw:text-box>
            <text:p text:style-name="P11"><text:span text:style-name="T7">&lt;dot</text:span><text:span text:style-name="T7">s-</text:span><text:span text:style-name="T7">subli</text:span><text:span text:style-name="T7">near-</text:span><text:span text:style-name="T7">label</text:span><text:span text:style-name="T7">&gt; <text:s text:c="7"/></text:span><text:span text:style-name="T7"><text:s text:c="10"/></text:span><text:span text:style-name="T7"><text:s text:c="4"/></text:span><text:span text:style-name="T7">&lt;dot</text:span><text:span text:style-name="T7">s-</text:span><text:span text:style-name="T7">supr</text:span><text:span text:style-name="T7">aline</text:span><text:span text:style-name="T7">ar-</text:span><text:span text:style-name="T7">label</text:span><text:span text:style-name="T7">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3T14:27:16.265875962</dc:date>
    <dc:creator>Florian Jäckel</dc:creator>
    <meta:editing-duration>PT14M52S</meta:editing-duration>
    <meta:editing-cycles>5</meta:editing-cycles>
    <meta:generator>LibreOffice/6.4.7.2$Linux_X86_64 LibreOffice_project/40$Build-2</meta:generator>
    <meta:document-statistic meta:object-count="17"/>
  </office:meta>
</office:document-meta>
</file>